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padding="0cm" fo:border="none" style:shadow="none" style:join-border="false"/>
    </style:style>
    <style:style style:name="P6"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style:font-size-asian="16.1000003814697pt" style:font-weight-asian="bold" style:font-size-complex="16.1000003814697pt" style:font-weight-complex="bold"/>
    </style:style>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4">
      <style:paragraph-properties fo:margin-top="0cm" fo:margin-bottom="0cm"/>
    </style:style>
    <style:style style:name="P10" style:family="paragraph" style:parent-style-name="Text_20_body" style:list-style-name="L3">
      <style:paragraph-properties fo:margin-left="2.501cm" fo:margin-right="0cm" fo:margin-top="0cm" fo:margin-bottom="0cm" fo:text-indent="-0.635cm" style:auto-text-indent="false"/>
    </style:style>
    <style:style style:name="P11" style:family="paragraph" style:parent-style-name="Heading_20_1">
      <style:paragraph-properties fo:break-before="page" fo:padding="0.074cm" fo:border-left="none" fo:border-right="none" fo:border-top="none" fo:border-bottom="0.06pt solid #000000" style:join-border="false"/>
    </style:style>
    <style:style style:name="P12" style:family="paragraph" style:parent-style-name="Heading_20_1">
      <style:paragraph-properties fo:break-before="page" fo:padding="0.074cm" fo:border-left="none" fo:border-right="none" fo:border-top="none" fo:border-bottom="0.99pt solid #000000" style:join-border="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2">
      <style:text-properties fo:font-style="normal" style:font-style-asian="normal" style:font-style-complex="normal"/>
    </style:style>
    <style:style style:name="P15" style:family="paragraph" style:parent-style-name="Heading_20_2">
      <style:paragraph-properties fo:margin-top="0cm" fo:margin-bottom="0cm"/>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3-20T23:58:52.89" text:fixed="true">20.03.13</text:date></text:p>
      <text:h text:style-name="P12"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1036_1439191219" text:style-name="Index_20_Link" text:visited-style-name="Index_20_Link">Inhaltsverzeichnis<text:tab/>2</text:a></text:p>
          <text:p text:style-name="P13"><text:a xlink:type="simple" xlink:href="#__RefHeading__204_417131981" text:style-name="Index_20_Link" text:visited-style-name="Index_20_Link">UliCMS Installation<text:tab/>3</text:a></text:p>
          <text:p text:style-name="P16"><text:a xlink:type="simple" xlink:href="#__RefHeading__206_417131981" text:style-name="Index_20_Link" text:visited-style-name="Index_20_Link">Systemvoraussetzungen.<text:tab/>3</text:a></text:p>
          <text:p text:style-name="P16"><text:a xlink:type="simple" xlink:href="#__RefHeading__208_417131981" text:style-name="Index_20_Link" text:visited-style-name="Index_20_Link">Installation des Produkts<text:tab/>3</text:a></text:p>
          <text:p text:style-name="P13"><text:a xlink:type="simple" xlink:href="#__RefHeading__342_417131981" text:style-name="Index_20_Link" text:visited-style-name="Index_20_Link">UliCMS 2014 für Umsteiger von älteren Versionen<text:tab/>4</text:a></text:p>
          <text:p text:style-name="P16"><text:a xlink:type="simple" xlink:href="#__RefHeading__437_417131981" text:style-name="Index_20_Link" text:visited-style-name="Index_20_Link">Verbesserte Suchfunktion<text:tab/>4</text:a></text:p>
          <text:p text:style-name="P16"><text:a xlink:type="simple" xlink:href="#__RefHeading__439_417131981" text:style-name="Index_20_Link" text:visited-style-name="Index_20_Link">CKEditor aktualisiert<text:tab/>4</text:a></text:p>
          <text:p text:style-name="P16"><text:a xlink:type="simple" xlink:href="#__RefHeading__441_417131981" text:style-name="Index_20_Link" text:visited-style-name="Index_20_Link">Schwarze liste<text:tab/>4</text:a></text:p>
          <text:p text:style-name="P16"><text:a xlink:type="simple" xlink:href="#__RefHeading__443_417131981" text:style-name="Index_20_Link" text:visited-style-name="Index_20_Link">Papierkorb<text:tab/>4</text:a></text:p>
          <text:p text:style-name="P16"><text:a xlink:type="simple" xlink:href="#__RefHeading__445_417131981" text:style-name="Index_20_Link" text:visited-style-name="Index_20_Link">Modul-Schnittstelle erweitert<text:tab/>4</text:a></text:p>
          <text:p text:style-name="P16"><text:a xlink:type="simple" xlink:href="#__RefHeading__447_417131981" text:style-name="Index_20_Link" text:visited-style-name="Index_20_Link">Newsletter-Modul<text:tab/>4</text:a></text:p>
          <text:p text:style-name="P13"><text:a xlink:type="simple" xlink:href="#__RefHeading__592_1620897138" text:style-name="Index_20_Link" text:visited-style-name="Index_20_Link">Konfiguration des Systems<text:tab/>5</text:a></text:p>
          <text:p text:style-name="P16"><text:a xlink:type="simple" xlink:href="#__RefHeading__594_1620897138" text:style-name="Index_20_Link" text:visited-style-name="Index_20_Link">Grundeinstellungen<text:tab/>5</text:a></text:p>
          <text:p text:style-name="P16"><text:a xlink:type="simple" xlink:href="#__RefHeading__596_1620897138" text:style-name="Index_20_Link" text:visited-style-name="Index_20_Link">Menüband anpassen<text:tab/>5</text:a></text:p>
          <text:p text:style-name="P17"><text:a xlink:type="simple" xlink:href="#__RefHeading__598_1620897138" text:style-name="Index_20_Link" text:visited-style-name="Index_20_Link">Spamfilter<text:tab/>5</text:a></text:p>
          <text:p text:style-name="P16"><text:a xlink:type="simple" xlink:href="#__RefHeading__600_1620897138" text:style-name="Index_20_Link" text:visited-style-name="Index_20_Link">Cache<text:tab/>5</text:a></text:p>
          <text:p text:style-name="P16"><text:a xlink:type="simple" xlink:href="#__RefHeading__602_1620897138" text:style-name="Index_20_Link" text:visited-style-name="Index_20_Link">MOTD<text:tab/>5</text:a></text:p>
          <text:p text:style-name="P16"><text:a xlink:type="simple" xlink:href="#__RefHeading__604_1620897138" text:style-name="Index_20_Link" text:visited-style-name="Index_20_Link">Logo<text:tab/>5</text:a></text:p>
          <text:p text:style-name="P16"><text:a xlink:type="simple" xlink:href="#__RefHeading__606_1620897138" text:style-name="Index_20_Link" text:visited-style-name="Index_20_Link">Sprachen<text:tab/>5</text:a></text:p>
          <text:p text:style-name="P13"><text:a xlink:type="simple" xlink:href="#__RefHeading__608_1620897138" text:style-name="Index_20_Link" text:visited-style-name="Index_20_Link">Mitgelieferte Module<text:tab/>6</text:a></text:p>
          <text:p text:style-name="P16"><text:a xlink:type="simple" xlink:href="#__RefHeading__695_1620897138" text:style-name="Index_20_Link" text:visited-style-name="Index_20_Link">blog<text:tab/>6</text:a></text:p>
          <text:p text:style-name="P16"><text:a xlink:type="simple" xlink:href="#__RefHeading__697_1620897138" text:style-name="Index_20_Link" text:visited-style-name="Index_20_Link">facebook_feed<text:tab/>6</text:a></text:p>
          <text:p text:style-name="P16"><text:a xlink:type="simple" xlink:href="#__RefHeading__699_1620897138" text:style-name="Index_20_Link" text:visited-style-name="Index_20_Link">gallery<text:tab/>6</text:a></text:p>
          <text:p text:style-name="P16"><text:a xlink:type="simple" xlink:href="#__RefHeading__701_1620897138" text:style-name="Index_20_Link" text:visited-style-name="Index_20_Link">guestbook<text:tab/>6</text:a></text:p>
          <text:p text:style-name="P16"><text:a xlink:type="simple" xlink:href="#__RefHeading__703_1620897138" text:style-name="Index_20_Link" text:visited-style-name="Index_20_Link">intramail<text:tab/>6</text:a></text:p>
          <text:p text:style-name="P16"><text:a xlink:type="simple" xlink:href="#__RefHeading__705_1620897138" text:style-name="Index_20_Link" text:visited-style-name="Index_20_Link">kontaktformular<text:tab/>6</text:a></text:p>
          <text:p text:style-name="P16"><text:a xlink:type="simple" xlink:href="#__RefHeading__707_1620897138" text:style-name="Index_20_Link" text:visited-style-name="Index_20_Link">lorem_ipsum<text:tab/>6</text:a></text:p>
          <text:p text:style-name="P16"><text:a xlink:type="simple" xlink:href="#__RefHeading__709_1620897138" text:style-name="Index_20_Link" text:visited-style-name="Index_20_Link">Newsletter<text:tab/>6</text:a></text:p>
          <text:p text:style-name="P16"><text:a xlink:type="simple" xlink:href="#__RefHeading__711_1620897138" text:style-name="Index_20_Link" text:visited-style-name="Index_20_Link">phpinfo<text:tab/>6</text:a></text:p>
          <text:p text:style-name="P16"><text:a xlink:type="simple" xlink:href="#__RefHeading__713_1620897138" text:style-name="Index_20_Link" text:visited-style-name="Index_20_Link">profiles<text:tab/>6</text:a></text:p>
          <text:p text:style-name="P16"><text:a xlink:type="simple" xlink:href="#__RefHeading__791_1620897138" text:style-name="Index_20_Link" text:visited-style-name="Index_20_Link">search<text:tab/>7</text:a></text:p>
          <text:p text:style-name="P16"><text:a xlink:type="simple" xlink:href="#__RefHeading__793_1620897138" text:style-name="Index_20_Link" text:visited-style-name="Index_20_Link">sitemap<text:tab/>7</text:a></text:p>
          <text:p text:style-name="P16"><text:a xlink:type="simple" xlink:href="#__RefHeading__795_1620897138" text:style-name="Index_20_Link" text:visited-style-name="Index_20_Link">socialbuttons<text:tab/>7</text:a></text:p>
          <text:p text:style-name="P16"><text:a xlink:type="simple" xlink:href="#__RefHeading__797_1620897138" text:style-name="Index_20_Link" text:visited-style-name="Index_20_Link">test<text:tab/>7</text:a></text:p>
        </text:index-body>
      </text:table-of-content>
      <text:p text:style-name="Text_20_body"/>
      <text:h text:style-name="P11" text:outline-level="1"><text:bookmark-start text:name="__RefHeading__204_417131981"/>UliCMS Installation<text:bookmark-end text:name="__RefHeading__204_417131981"/></text:h>
      <text:p text:style-name="Text_20_body"/>
      <text:h text:style-name="P15" text:outline-level="2"><text:bookmark-start text:name="__RefHeading__206_417131981"/><text:span text:style-name="T4">Systemvoraussetzungen</text:span>.<text:bookmark-end text:name="__RefHeading__206_417131981"/></text:h>
      <text:list xml:id="list20484486" text:style-name="L1">
        <text:list-item>
          <text:p text:style-name="P7">Webserver mit mindestens 30 MB Speicher</text:p>
        </text:list-item>
        <text:list-item>
          <text:p text:style-name="P7">PHP5-Unterstützung</text:p>
        </text:list-item>
        <text:list-item>
          <text:p text:style-name="P7">GD-Modul für PHP</text:p>
        </text:list-item>
        <text:list-item>
          <text:p text:style-name="P7">MySQL 5</text:p>
        </text:list-item>
      </text:list>
      <text:p text:style-name="P4"/>
      <text:h text:style-name="P14" text:outline-level="2"><text:bookmark-start text:name="__RefHeading__208_417131981"/>Installation des Produkts<text:bookmark-end text:name="__RefHeading__208_417131981"/></text:h>
      <text:list xml:id="list20455748" text:style-name="L2">
        <text:list-item>
          <text:p text:style-name="P8">Nachdem Sie das heruntergeladene Archiv entpackt haben, laden Sie den Inhalt des Ordners „ulicms“ per FTP in das Wurzelverzeichnis der Domain.<text:line-break/></text:p>
        </text:list-item>
        <text:list-item>
          <text:p text:style-name="P8">Machen Sie die folgenden Dateien und Ordner für den Webserver beschreibbar:</text:p>
        </text:list-item>
      </text:list>
      <text:list xml:id="list20482606" text:style-name="L3">
        <text:list-item>
          <text:p text:style-name="P10">cms-config.php</text:p>
        </text:list-item>
        <text:list-item>
          <text:p text:style-name="P10">content/ [und alles was darin enthalten ist]</text:p>
        </text:list-item>
        <text:list-item>
          <text:p text:style-name="P10">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20454453" text:style-name="L4">
        <text:list-item>
          <text:p text:style-name="P9">Rufen Sie <text:a xlink:type="simple" xlink:href="http://www.ihredomain.de/installer">http://www.ihredomain.de/installer</text:a> auf und folgen Sie den Anweisungen des Installations-Skriptes.<text:line-break/></text:p>
        </text:list-item>
        <text:list-item>
          <text:p text:style-name="P9">Nach der Installation werden Sie zum Adminbereich geleitet, wo Sie sich nun mit dem Login<text:line-break/>Nutzername: admin<text:line-break/>Passwort: &lt;Ihr gewähltes Passwort&gt;<text:line-break/><text:line-break/>Anmelden können.<text:line-break/></text:p>
        </text:list-item>
        <text:list-item>
          <text:p text:style-name="P9">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7">Anschließend die geänderte Datei hochladen</text:span><text:span text:style-name="T6"><text:line-break/></text:span></text:p>
        </text:list-item>
        <text:list-item>
          <text:p text:style-name="P9"><text:span text:style-name="T6">Dieser Punkt ist wichtig!</text:span><text:line-break/><text:line-break/>Löschen Sie <text:span text:style-name="T5">unbedingt</text:span> nach der erfolgreichen Installation den Ordner „installer“ vom FTP-Server.</text:p>
        </text:list-item>
      </text:list>
      <text:h text:style-name="P11"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14"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14" text:outline-level="2"><text:bookmark-start text:name="__RefHeading__439_417131981"/>CKEditor aktualisiert<text:bookmark-end text:name="__RefHeading__439_417131981"/></text:h>
      <text:p text:style-name="Text_20_body">Die Komponente <text:span text:style-name="T5">CKEditor </text:span><text:span text:style-name="T5">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eleminiere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p text:style-name="Text_20_body"/>
      <text:h text:style-name="Heading_20_2" text:outline-level="2"><text:bookmark-start text:name="__RefHeading__445_417131981"/>Modul-Schnittstelle erweitert<text:bookmark-end text:name="__RefHeading__445_417131981"/></text:h>
      <text:p text:style-name="Text_20_body">Module können jetzt Cronjobs besitzen, das heißt, Routinen haben, die bei jedem Seitenaufruf im Hintergrund durchgeführt werde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h text:style-name="P11"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11" text:outline-level="1"><text:bookmark-start text:name="__RefHeading__608_1620897138"/>Mitgelieferte Module<text:bookmark-end text:name="__RefHeading__608_1620897138"/></text:h>
      <text:p text:style-name="P5">UliCMS bringt mehrere Module zur Einbindung von Interaktiven Inhalten mit.</text:p>
      <text:p text:style-name="P5">Hier eine Kurzbeschreibung der Module.</text:p>
      <text:h text:style-name="Heading_20_2" text:outline-level="2"><text:bookmark-start text:name="__RefHeading__695_1620897138"/>blog<text:bookmark-end text:name="__RefHeading__695_1620897138"/></text:h>
      <text:p text:style-name="P5">Zur Realisierung eines einfachen Blogs/einer Newsseite inklusive Kommentarfunktio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5">Eine Bildergalerie. Die Fotos müssen im jpg-Dateiformat in den Ordner <text:span text:style-name="T8">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5">Ein klassisches Gästebuch</text:p>
      <text:h text:style-name="Heading_20_2" text:outline-level="2"><text:bookmark-start text:name="__RefHeading__703_1620897138"/>intramail<text:bookmark-end text:name="__RefHeading__703_1620897138"/></text:h>
      <text:p text:style-name="P5">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5">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5">Blindtext</text:p>
      <text:h text:style-name="Heading_20_2" text:outline-level="2"><text:bookmark-start text:name="__RefHeading__709_1620897138"/>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phpinfo<text:bookmark-end text:name="__RefHeading__711_1620897138"/></text:h>
      <text:p text:style-name="Text_20_body">Technische Informationen für die Fehleranalyse</text:p>
      <text:h text:style-name="Heading_20_2" text:outline-level="2"><text:bookmark-start text:name="__RefHeading__713_1620897138"/>profiles<text:bookmark-end text:name="__RefHeading__713_1620897138"/></text:h>
      <text:p text:style-name="Standard">Die Besucher können sich die Benutzerprofile der Redakteure/Administratoren ansehen</text:p>
      <text:p text:style-name="Standard"/>
      <text:p text:style-name="P6"><text:soft-page-break/>Mitgelieferte Module</text:p>
      <text:p text:style-name="Standard"/>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3.5$Windows_x86 LibreOffice_project/235ab8a-3802056-4a8fed3-2d66ea8-e241b80</meta:generator>
    <dc:date>2013-03-21T00:34:28.08</dc:date>
    <meta:editing-duration>PT1H21M21S</meta:editing-duration>
    <meta:editing-cycles>120</meta:editing-cycles>
    <meta:document-statistic meta:table-count="0" meta:image-count="0" meta:object-count="0" meta:page-count="7" meta:paragraph-count="125" meta:word-count="939" meta:character-count="5807" meta:non-whitespace-character-count="5977"/>
  </office:meta>
</office:document-meta>
</file>